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Calibri" fo:font-size="11pt" fo:language="en" fo:country="none" style:font-size-asian="11pt"/>
    </style:style>
    <style:style style:name="P2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225e82" style:font-size-asian="11pt"/>
    </style:style>
    <style:style style:name="P3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2520fc" style:font-size-asian="11pt"/>
    </style:style>
    <style:style style:name="P4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325927" style:font-size-asian="11pt"/>
    </style:style>
    <style:style style:name="P5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paragraph-rsid="00331802" style:font-size-asian="11pt"/>
    </style:style>
    <style:style style:name="P6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0541e" style:font-size-asian="11pt"/>
    </style:style>
    <style:style style:name="P7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25e82" style:font-size-asian="11pt"/>
    </style:style>
    <style:style style:name="P8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25e82" style:font-size-asian="11pt"/>
    </style:style>
    <style:style style:name="P9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0541e" officeooo:paragraph-rsid="00238081" style:font-size-asian="11pt"/>
    </style:style>
    <style:style style:name="P10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25e82" officeooo:paragraph-rsid="00225e82" style:font-size-asian="11pt"/>
    </style:style>
    <style:style style:name="P11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41f0c" officeooo:paragraph-rsid="00241f0c" style:font-size-asian="11pt"/>
    </style:style>
    <style:style style:name="P12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1ec91c" officeooo:paragraph-rsid="001ec91c" style:font-size-asian="11pt"/>
    </style:style>
    <style:style style:name="P13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d68e1" officeooo:paragraph-rsid="002d68e1" style:font-size-asian="11pt"/>
    </style:style>
    <style:style style:name="P14" style:family="paragraph" style:parent-style-name="Standard">
      <style:paragraph-properties fo:margin-top="0in" fo:margin-bottom="0in" style:contextual-spacing="false" fo:line-height="115%"/>
    </style:style>
    <style:style style:name="P15" style:family="paragraph" style:parent-style-name="Standard">
      <style:paragraph-properties fo:margin-left="0.5in" fo:margin-top="0in" fo:margin-bottom="0in" style:contextual-spacing="false" fo:line-height="115%" fo:text-indent="0in" style:auto-text-indent="false"/>
    </style:style>
    <style:style style:name="P16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officeooo:paragraph-rsid="00346ed4"/>
    </style:style>
    <style:style style:name="P17" style:family="paragraph" style:parent-style-name="Standard">
      <style:paragraph-properties fo:margin-left="1.5in" fo:margin-top="0in" fo:margin-bottom="0in" style:contextual-spacing="false" fo:line-height="115%" fo:text-indent="0in" style:auto-text-indent="false"/>
      <style:text-properties officeooo:paragraph-rsid="002d68e1"/>
    </style:style>
    <style:style style:name="P18" style:family="paragraph" style:parent-style-name="Standard">
      <style:paragraph-properties fo:margin-left="1.5in" fo:margin-top="0in" fo:margin-bottom="0in" style:contextual-spacing="false" fo:line-height="115%" fo:text-indent="0in" style:auto-text-indent="false"/>
      <style:text-properties officeooo:paragraph-rsid="00325927"/>
    </style:style>
    <style:style style:name="P19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ec91c" style:font-size-asian="11pt"/>
    </style:style>
    <style:style style:name="P20" style:family="paragraph" style:parent-style-name="Standard">
      <style:paragraph-properties fo:margin-left="1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ec91c" style:font-size-asian="11pt"/>
    </style:style>
    <style:style style:name="P21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style:font-size-asian="11pt"/>
    </style:style>
    <style:style style:name="P22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f6c0d" style:font-size-asian="11pt"/>
    </style:style>
    <style:style style:name="P23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1e146" style:font-size-asian="11pt"/>
    </style:style>
    <style:style style:name="P24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25e82" style:font-size-asian="11pt"/>
    </style:style>
    <style:style style:name="P25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520fc" style:font-size-asian="11pt"/>
    </style:style>
    <style:style style:name="P26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2520fc" style:font-size-asian="11pt"/>
    </style:style>
    <style:style style:name="P27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36a351" style:font-size-asian="11pt"/>
    </style:style>
    <style:style style:name="P28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ec91c" style:font-size-asian="11pt"/>
    </style:style>
    <style:style style:name="P29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ec91c" style:font-size-asian="11pt"/>
    </style:style>
    <style:style style:name="P30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1f6c0d" style:font-size-asian="11pt"/>
    </style:style>
    <style:style style:name="P31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21e146" style:font-size-asian="11pt"/>
    </style:style>
    <style:style style:name="P32" style:family="paragraph" style:parent-style-name="Standard">
      <style:paragraph-properties fo:margin-left="1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1ec91c" officeooo:paragraph-rsid="002520fc" style:font-size-asian="11pt"/>
    </style:style>
    <style:style style:name="P33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officeooo:rsid="00346ed4" officeooo:paragraph-rsid="00346ed4" style:font-size-asian="11pt"/>
    </style:style>
    <style:style style:name="P34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1ec91c" officeooo:paragraph-rsid="001ec91c" style:font-size-asian="11pt"/>
    </style:style>
    <style:style style:name="P35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fo:color="#000000" loext:opacity="100%" style:font-name="Calibri" fo:font-size="11pt" fo:language="en" fo:country="none" officeooo:rsid="002d68e1" officeooo:paragraph-rsid="001ec91c" style:font-size-asian="11pt"/>
    </style:style>
    <style:style style:name="P36" style:family="paragraph" style:parent-style-name="Standard" style:master-page-name="Standard">
      <style:paragraph-properties fo:margin-left="0in" fo:margin-top="0in" fo:margin-bottom="0in" style:contextual-spacing="false" fo:line-height="115%" fo:text-indent="0in" style:auto-text-indent="false" style:page-number="auto"/>
      <style:text-properties fo:color="#000000" loext:opacity="100%" style:font-name="Calibri" fo:font-size="11pt" fo:language="en" fo:country="none" fo:font-weight="bold" officeooo:rsid="001ec91c" officeooo:paragraph-rsid="001ec91c" fo:background-color="#ffffff" style:font-size-asian="11pt" style:font-weight-asian="bold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000000" loext:opacity="100%" fo:font-weight="bold" fo:background-color="#ffffff" style:font-weight-asian="bold" style:font-weight-complex="bold"/>
    </style:style>
    <style:style style:name="P38" style:family="paragraph" style:parent-style-name="Standard">
      <style:text-properties fo:color="#000000" loext:opacity="100%" fo:font-weight="bold" fo:background-color="#ffffff" style:font-weight-asian="bold" style:font-weight-complex="bold"/>
    </style:style>
    <style:style style:name="P39" style:family="paragraph" style:parent-style-name="Standard">
      <style:paragraph-properties fo:margin-left="0.5in" fo:margin-top="0in" fo:margin-bottom="0in" style:contextual-spacing="false" fo:line-height="115%" fo:text-indent="0in" style:auto-text-indent="false"/>
      <style:text-properties style:font-name="Calibri" fo:font-size="11pt" fo:language="en" fo:country="none" style:font-size-asian="11pt"/>
    </style:style>
    <style:style style:name="P40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Calibri" fo:font-size="11pt" fo:language="en" fo:country="none" officeooo:paragraph-rsid="001ec91c" style:font-size-asian="11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1cc407" style:font-size-asian="11pt"/>
    </style:style>
    <style:style style:name="T3" style:family="text">
      <style:text-properties style:font-name="Calibri" fo:font-size="11pt" fo:language="en" fo:country="none" officeooo:rsid="001f6c0d" style:font-size-asian="11pt"/>
    </style:style>
    <style:style style:name="T4" style:family="text">
      <style:text-properties style:font-name="Calibri" fo:font-size="11pt" fo:language="en" fo:country="none" officeooo:rsid="00346ed4" style:font-size-asian="11pt"/>
    </style:style>
    <style:style style:name="T5" style:family="text">
      <style:text-properties officeooo:rsid="001cc407"/>
    </style:style>
    <style:style style:name="T6" style:family="text">
      <style:text-properties officeooo:rsid="001ec91c"/>
    </style:style>
    <style:style style:name="T7" style:family="text">
      <style:text-properties officeooo:rsid="001f6c0d"/>
    </style:style>
    <style:style style:name="T8" style:family="text">
      <style:text-properties officeooo:rsid="0020541e"/>
    </style:style>
    <style:style style:name="T9" style:family="text">
      <style:text-properties officeooo:rsid="0021e146"/>
    </style:style>
    <style:style style:name="T10" style:family="text">
      <style:text-properties officeooo:rsid="00225e82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Calibri" fo:font-size="11pt" fo:language="en" fo:country="none" officeooo:rsid="002d68e1" style:font-size-asian="11pt"/>
    </style:style>
    <style:style style:name="T13" style:family="text">
      <style:text-properties fo:color="#000000" loext:opacity="100%" style:font-name="Calibri" fo:font-size="11pt" fo:language="en" fo:country="none" officeooo:rsid="004173e4" style:font-size-asian="11pt"/>
    </style:style>
    <style:style style:name="T14" style:family="text">
      <style:text-properties fo:color="#000000" loext:opacity="100%" officeooo:rsid="00241f0c"/>
    </style:style>
    <style:style style:name="T15" style:family="text">
      <style:text-properties fo:color="#000000" loext:opacity="100%" officeooo:rsid="002520fc"/>
    </style:style>
    <style:style style:name="T16" style:family="text">
      <style:text-properties fo:color="#000000" loext:opacity="100%" officeooo:rsid="001ec91c"/>
    </style:style>
    <style:style style:name="T17" style:family="text">
      <style:text-properties fo:color="#000000" loext:opacity="100%" officeooo:rsid="0035a9a7"/>
    </style:style>
    <style:style style:name="T18" style:family="text">
      <style:text-properties fo:color="#000000" loext:opacity="100%" officeooo:rsid="003fcd4e"/>
    </style:style>
    <style:style style:name="T19" style:family="text">
      <style:text-properties officeooo:rsid="00238081"/>
    </style:style>
    <style:style style:name="T20" style:family="text">
      <style:text-properties officeooo:rsid="002520fc"/>
    </style:style>
    <style:style style:name="T21" style:family="text">
      <style:text-properties officeooo:rsid="002d68e1"/>
    </style:style>
    <style:style style:name="T22" style:family="text">
      <style:text-properties officeooo:rsid="00325927"/>
    </style:style>
    <style:style style:name="T23" style:family="text">
      <style:text-properties officeooo:rsid="00331802"/>
    </style:style>
    <style:style style:name="T24" style:family="text">
      <style:text-properties officeooo:rsid="00346ed4"/>
    </style:style>
    <style:style style:name="T25" style:family="text">
      <style:text-properties officeooo:rsid="0035a9a7"/>
    </style:style>
    <style:style style:name="T26" style:family="text">
      <style:text-properties officeooo:rsid="0035aa0c"/>
    </style:style>
    <style:style style:name="T27" style:family="text">
      <style:text-properties officeooo:rsid="0036a351"/>
    </style:style>
    <style:style style:name="T28" style:family="text">
      <style:text-properties officeooo:rsid="003748d0"/>
    </style:style>
    <style:style style:name="T29" style:family="text">
      <style:text-properties officeooo:rsid="003ab4fd"/>
    </style:style>
    <style:style style:name="T30" style:family="text">
      <style:text-properties officeooo:rsid="003ec0d7"/>
    </style:style>
    <style:style style:name="T31" style:family="text">
      <style:text-properties officeooo:rsid="003fcd4e"/>
    </style:style>
    <style:style style:name="T32" style:family="text">
      <style:text-properties officeooo:rsid="004173e4"/>
    </style:style>
    <style:style style:name="T33" style:family="text">
      <style:text-properties officeooo:rsid="0045262b"/>
    </style:style>
    <style:style style:name="T34" style:family="text">
      <style:text-properties officeooo:rsid="0045fd97"/>
    </style:style>
    <style:style style:name="T35" style:family="text">
      <style:text-properties fo:color="#808080" loext:opacity="100%"/>
    </style:style>
    <style:style style:name="T36" style:family="text">
      <style:text-properties fo:color="#808080" loext:opacity="100%" fo:background-color="#000000" loext:char-shading-value="0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fo:background-color="#000000" loext:char-shading-value="0"/>
    </style:style>
    <style:style style:name="T39" style:family="text">
      <style:text-properties fo:color="#ffffff" loext:opacity="100%"/>
    </style:style>
    <style:style style:name="T40" style:family="text">
      <style:text-properties fo:color="#ffffff" loext:opacity="100%" fo:background-color="#000000" loext:char-shading-value="0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fo:background-color="#000000" loext:char-shading-value="0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&lt;div class=”ben-eater-videos-general-container&gt;</text:p>
      <text:p text:style-name="P37"><text:s text:c="4"/>&lt;label&gt;&lt;u&gt;General:&lt;/u&gt;&lt;/label&gt;</text:p>
      <text:p text:style-name="P37"><text:s text:c="4"/>&lt;ul type=”1”&gt;</text:p>
      <text:p text:style-name="P37"><text:s text:c="8"/>&lt;li&gt;&lt;a href='https://www.youtube.com/watch?v=HyznrdDSSGM' target='_blank' and rel='noopener noreferrer'&gt;8-bit computer update&lt;/a&gt;&lt;/li&gt;</text:p>
      <text:p text:style-name="P37"><text:s text:c="8"/>&lt;li&gt;&lt;a href='https://www.youtube.com/watch?v=HtFro0UKqkk' target='_blank' and rel='noopener noreferrer'&gt;8-bit CPU reset circuit and power supply tips&lt;/a&gt;&lt;/li&gt;</text:p>
      <text:p text:style-name="P37"><text:s text:c="8"/>&lt;li&gt;&lt;a href='https://www.youtube.com/watch?v=a73ZXDJtU48' target='_blank' and rel='noopener noreferrer'&gt;Programming Fibonacci on a breadboard computer&lt;/a&gt;&lt;/li&gt;</text:p>
      <text:p text:style-name="P37"><text:s text:c="4"/>&lt;/ul&gt;</text:p>
      <text:p text:style-name="P37">&lt;/div&gt;</text:p>
      <text:p text:style-name="P37">&lt;div class=”ben-eater-videos-general-container&gt;</text:p>
      <text:p text:style-name="P37"/>
      <text:p text:style-name="P37">&lt;label&gt;&lt;u&gt;Clock Module::&lt;/u&gt;&lt;/label&gt;</text:p>
      <text:p text:style-name="P37"><text:s text:c="4"/>&lt;ul type=”1”&gt;</text:p>
      <text:p text:style-name="P37"><text:s text:c="8"/>&lt;li&gt;&lt;a href='https://www.youtube.com/watch?v=kRlSFm519Bo' target='_blank' and rel='noopener noreferrer'&gt;Astable 555 timer - 8 - bit computer clock - part 1&lt;/a&gt;&lt;/li&gt;</text:p>
      <text:p text:style-name="P37"><text:s text:c="8"/>&lt;li&gt;&lt;a href='https://www.youtube.com/watch?v=81BgFhm2vz8' target='_blank' and rel='noopener noreferrer'&gt;Monostable 555 timer - 8-bit computer clock - part 2&lt;/a&gt;&lt;/li&gt;</text:p>
      <text:p text:style-name="P37"><text:s text:c="8"/>&lt;li&gt;&lt;a href='https://www.youtube.com/watch?v=WCwJNnx36Rk' target='_blank' and rel='noopener noreferrer'&gt;Bistable 555 - 8-bit computer clock - part 3 ()&lt;/a&gt;&lt;/li&gt;</text:p>
      <text:p text:style-name="P38"><text:s text:c="8"/>&lt;li&gt;&lt;a href='https://www.youtube.com/watch?v=SmQ5K7UQPMM' target='_blank' and rel='noopener noreferrer'&gt;Clock logic - 8-bit computer part 4&lt;/a&gt;&lt;/li&gt;</text:p>
      <text:p text:style-name="P37"><text:s text:c="4"/>&lt;/ul&gt;</text:p>
      <text:p text:style-name="P37">&lt;/div&gt;</text:p>
      <text:p text:style-name="P34"/>
      <text:p text:style-name="P34"/>
      <text:p text:style-name="P34"/>
      <text:p text:style-name="P34"/>
      <text:p text:style-name="P35"/>
      <text:p text:style-name="P13"/>
      <text:p text:style-name="P19"/>
      <text:p text:style-name="P29">III) Memory <text:span text:style-name="T8">Module:</text:span></text:p>
      <text:p text:style-name="P28">A) General:</text:p>
      <text:p text:style-name="P25"><text:span text:style-name="T7">1</text:span>.) SR latch <text:span text:style-name="T20">( </text:span><text:a xlink:type="simple" xlink:href="https://www.youtube.com/watch?v=KM0DdEaY5sY" text:style-name="Internet_20_link" text:visited-style-name="Visited_20_Internet_20_Link"><text:span text:style-name="T20">https://www.youtube.com/watch?v=KM0DdEaY5sY</text:span></text:a><text:span text:style-name="T20"> )</text:span></text:p>
      <text:p text:style-name="P27"><text:span text:style-name="T7">2</text:span>.) D <text:s/>latch <text:span text:style-name="T20">(URL = </text:span><text:a xlink:type="simple" xlink:href="https://www.youtube.com/watch?v=peCh_859q7Q" text:style-name="Internet_20_link" text:visited-style-name="Visited_20_Internet_20_Link"><text:span text:style-name="T20">https://www.youtube.com/watch?v=peCh_859q7Q</text:span></text:a><text:span text:style-name="T20"> </text:span>)</text:p>
      <text:p text:style-name="P27"><text:span text:style-name="T27">3.) </text:span>D flip-flop <text:span text:style-name="T20">( </text:span><text:a xlink:type="simple" xlink:href="https://www.youtube.com/watch?v=YW-_GkUguMM" text:style-name="Internet_20_link" text:visited-style-name="Visited_20_Internet_20_Link"><text:span text:style-name="T20">https://www.youtube.com/watch?v=YW-_GkUguMM</text:span></text:a><text:span text:style-name="T20"> )</text:span><text:span text:style-name="T27"> </text:span></text:p>
      <text:p text:style-name="P28">B) Registers:</text:p>
      <text:p text:style-name="P25">1.) Designing and buiding a 1-bit register - part 3 <text:span text:style-name="T20">(https://www.youtube.com/watch?v=-arYx_oVIj8)</text:span></text:p>
      <text:p text:style-name="P25">2.) Buiding an 8-bit register - 8-bit register - part 4 <text:span text:style-name="T20">(https://www.youtube.com/watch?v=CiMaWbz_6E8)</text:span></text:p>
      <text:p text:style-name="P32">3.) Testing our computer's registers - 8-bit register - part 5 <text:span text:style-name="T20">(https://www.youtube.com/watch?v=9WE3Obdjtv0)</text:span></text:p>
      <text:p text:style-name="P31"><text:soft-page-break/>C) RAM:</text:p>
      <text:p text:style-name="P32">1.) 8-bit computer RAM intro <text:span text:style-name="T20">(https://www.youtube.com/watch?v=FnxPIZR1ybs)</text:span></text:p>
      <text:p text:style-name="P25"><text:span text:style-name="T9">2</text:span>) RAM module build - part 1 <text:span text:style-name="T20">(https://www.youtube.com/watch?v=uYXwCBo40iA</text:span><text:span text:style-name="T28">)</text:span></text:p>
      <text:p text:style-name="P25"><text:span text:style-name="T9">3</text:span>.) RAM module build - part 2 <text:span text:style-name="T20">(https://www.youtube.com/watch?v=KNve2LCcSRc)</text:span></text:p>
      <text:p text:style-name="P25"><text:span text:style-name="T9">4</text:span>.) RAM modue build - part 3 <text:span text:style-name="T20">(https://www.youtube.com/watch?v=5rl1tEFXKt0)</text:span></text:p>
      <text:p text:style-name="P30"><text:span text:style-name="T9">5</text:span>.) RAM modue testing and troubleshooting-<text:span text:style-name="T5">part 4 (https://www.youtube.com/watch?v=Vw3uDOUJRGw)</text:span></text:p>
      <text:p text:style-name="P28">D) EEPROM:</text:p>
      <text:p text:style-name="P23"><text:span text:style-name="T9">1.</text:span>) Using an EEPROM to replace combinational logic <text:span text:style-name="T5">(https://www.youtube.com/watch?v=BA12Z7gQ4P0)</text:span></text:p>
      <text:p text:style-name="P23"><text:span text:style-name="T9">2</text:span>.) Build an Arduino EEPROM programmer <text:span text:style-name="T5">(https://www.youtube.com/watch?v=K88pgWhEb1M)</text:span></text:p>
      <text:p text:style-name="P19"><text:span text:style-name="T6">IV) Arithmetic Logic Unit (ALU) </text:span><text:span text:style-name="T8">Module:</text:span></text:p>
      <text:p text:style-name="P21"><text:span text:style-name="T7">1</text:span>.) Twos complement: Negative numbers in binary <text:span text:style-name="T5">(https://www.youtube.com/watch?v=4qH4unVtJkE)</text:span></text:p>
      <text:p text:style-name="P21"><text:span text:style-name="T7">2</text:span>.) ALU Design <text:span text:style-name="T5">(https://www.youtube.com/watch?v=mOVOS9AjgFs)</text:span></text:p>
      <text:p text:style-name="P21"><text:span text:style-name="T7">3</text:span>.) Building the ALU <text:span text:style-name="T5">(https://www.youtube.com/watch?v=S-3fXU3FZQc)</text:span></text:p>
      <text:p text:style-name="P21"><text:span text:style-name="T7">4</text:span>.) Troubleshootig the ALU <text:span text:style-name="T5">(https://www.youtube.com/watch?v=U7Q8-2YZTUU)</text:span></text:p>
      <text:p text:style-name="P24"><text:span text:style-name="T7">5</text:span>.) Testing the computer's A<text:span text:style-name="T5">L</text:span>U <text:span text:style-name="T5">(https://www.youtube.com/watch?v=4nCMDvnR2Fg)</text:span></text:p>
      <text:p text:style-name="P24"><text:span text:style-name="T10">6</text:span>.) CPU flags register <text:span text:style-name="T5">(https://www.youtube.com/watch?v=ObnosznZvHY)</text:span></text:p>
      <text:p text:style-name="P16"><text:span text:style-name="T4">7.) </text:span>Learn how computers add numbers and build a 4 bit adder circuit <text:span text:style-name="T24">(https://www.youtube.com/watch?v=wvJc9CZcvBc)</text:span></text:p>
      <text:p text:style-name="P33"/>
      <text:p text:style-name="P22"><text:span text:style-name="T7">V) Program Counter </text:span><text:span text:style-name="T8">Module:</text:span></text:p>
      <text:p text:style-name="P21"><text:span text:style-name="T7">1</text:span>) JK flip-flop <text:span text:style-name="T5">(https://www.youtube.com/watch?v=F1OC5e7Tn_o)</text:span></text:p>
      <text:p text:style-name="P21"><text:span text:style-name="T7">2</text:span>.) JK flip-flop racing <text:span text:style-name="T5">(https://www.youtube.com/watch?v=st3mUEub99E)</text:span></text:p>
      <text:p text:style-name="P15"><text:span text:style-name="T3">3</text:span><text:span text:style-name="T1">.) Master-slave JK flip-flop </text:span><text:span text:style-name="T2">(https://www.youtube.com/watch?v=rXHSB5w7CyE)</text:span></text:p>
      <text:p text:style-name="P21"><text:span text:style-name="T7">4.</text:span>) Binary counter <text:span text:style-name="T5">(https://www.youtube.com/watch?v=exGEmA67dNc)</text:span></text:p>
      <text:p text:style-name="P21"><text:span text:style-name="T7">5</text:span>.) Program counter design <text:span text:style-name="T5">(https://www.youtube.com/watch?v=g_1HyxBzjl0)</text:span></text:p>
      <text:p text:style-name="P3"><text:span text:style-name="T7">6</text:span>.) Program counter build <text:span text:style-name="T20">(https://www.youtube.com/watch?v=tNwU7pK_3tk)</text:span></text:p>
      <text:p text:style-name="P6"><text:span text:style-name="T26">VI) </text:span>Output Module:</text:p>
      <text:p text:style-name="P3"><text:span text:style-name="T8">1</text:span>.) Designing a 7-segment hex decode<text:span text:style-name="T29">r</text:span> <text:span text:style-name="T20">(https://www.youtube.com/watch?v=7zffjsXqATg)</text:span></text:p>
      <text:p text:style-name="P2">2.) Build an 8-bit decimal display for our 8-bit computer <text:span text:style-name="T5">(https://www.youtube.com/watch?v=dLh1n2dErzE)</text:span></text:p>
      <text:p text:style-name="P7"><text:span text:style-name="T26">VII) </text:span>Control Module:</text:p>
      <text:p text:style-name="P8"><text:span text:style-name="T10">1</text:span>.) 8-bit CPU control signal overview <text:span text:style-name="T5">(https://www.youtube.com/watch?v=AwUirxi9eBg)</text:span></text:p>
      <text:p text:style-name="P24"><text:span text:style-name="T10">2</text:span>.) 8-bit CPU control logic: part 1 <text:span text:style-name="T5">(https://www.youtube.com/watch?v=dXdoim96v5A)</text:span></text:p>
      <text:p text:style-name="P24"><text:span text:style-name="T10">3</text:span>.) 8-bit <text:s/>CPU control logic: part 2 <text:span text:style-name="T5">(https://www.youtube.com/watch?v=X7rCxs1ppyY)</text:span></text:p>
      <text:p text:style-name="P24"><text:span text:style-name="T10">4</text:span>.) 8-bit CPU control logic: part 3 <text:span text:style-name="T5">(https://www.youtube.com/watch?v=dHWFpkGsxOs)</text:span></text:p>
      <text:p text:style-name="P9"><text:span text:style-name="T10">5</text:span>.) Reprogramming CPU microcode with an Arduino <text:span text:style-name="T5">(https://www.youtube.com/watch?v=JUVt_KYAp-I)</text:span></text:p>
      <text:p text:style-name="P9"><text:soft-page-break/><text:span text:style-name="T19">6</text:span><text:span text:style-name="T5">.) Adding more machine language instructions to the CPU (https://www.youtube.com/watch?v=FCscQGBIL-Y)</text:span></text:p>
      <text:p text:style-name="P3"><text:span text:style-name="T19">7</text:span>.) Conditional Jump instructions <text:span text:style-name="T20">(https://www.youtube.com/watch?v=Zg1NdPKoosU)</text:span></text:p>
      <text:p text:style-name="P10"><text:span text:style-name="T26">VIII) </text:span>BUS Module:</text:p>
      <text:p text:style-name="P4"><text:span text:style-name="T10">1</text:span>.) 8-bit computer build: Connecting the bus <text:span text:style-name="T20">(https://www.youtube.com/watch?v=-6JAgFWCL9w)</text:span></text:p>
      <text:p text:style-name="P5"><text:span text:style-name="T6">2</text:span>.) Bus architecture and how register transfers work - 8-bit register - part 1 <text:span text:style-name="T20">(https://www.youtube.com/watch?v=QzWW-CBugZo)</text:span></text:p>
      <text:p text:style-name="P5"><text:span text:style-name="T23">3</text:span>.) Tri-statee logic: Connecting multiple outputs together - 8-bit register - part 2 <text:span text:style-name="T20">(https://www.youtube.com/watch?v=faAjse109Q8)</text:span></text:p>
      <text:p text:style-name="P11"><text:span text:style-name="T26">IX) </text:span>Miscellaneous:</text:p>
      <text:p text:style-name="P26"><text:span text:style-name="T14">1</text:span><text:span text:style-name="T11">.) Making a computer Turing complete </text:span><text:span text:style-name="T15">(https://www.youtube.com/watch?v=AqNDk_UJW4k&amp;t=54s)</text:span></text:p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8T14:46:38.158000000</dc:date>
    <meta:editing-duration>PT11H15M18S</meta:editing-duration>
    <meta:editing-cycles>46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67" meta:word-count="437" meta:character-count="4816" meta:non-whitespace-character-count="4367"/>
  </office:meta>
</office:document-meta>
</file>